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pr1" style:family="presentation" style:parent-style-name="默认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custom-shape draw:style-name="gr1" draw:text-style-name="P1" draw:layer="layout" svg:width="9cm" svg:height="2.2cm" svg:x="6.8cm" svg:y="10.2cm">
          <text:p text:style-name="P1">servic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cm" svg:height="2.6cm" svg:x="6.8cm" svg:y="7.2cm">
          <text:p text:style-name="P2"><text:span text:style-name="T1">protoco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cm" svg:height="2.6cm" svg:x="12cm" svg:y="7.2cm">
          <text:p text:style-name="P2"><text:span text:style-name="T1">protoco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cm" svg:height="2.6cm" svg:x="9.4cm" svg:y="7.2cm">
          <text:p text:style-name="P2"><text:span text:style-name="T1">protoco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 PL UMing C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cm" fo:margin-bottom="0.4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cm" fo:margin-bottom="0.3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cm" fo:margin-bottom="0.2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cm" fo:margin-bottom="0.1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cm" fo:margin-bottom="0.1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cm" fo:margin-bottom="0.1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cm" fo:margin-bottom="0.1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cm" fo:margin-bottom="0.1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编号&gt;</text:page-number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编号&gt;</text:page-number></text:p>
        </draw:text-box>
      </draw:frame>
      <presentation:notes style:page-layout-name="PM0">
        <draw:page-thumbnail presentation:style-name="默认-title" draw:layer="backgroundobjects" svg:width="14.848cm" svg:height="11.135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编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olmix </meta:initial-creator>
    <meta:creation-date>2015-01-07T18:02:00.390607892</meta:creation-date>
    <dc:date>2015-01-07T21:54:46.360838400</dc:date>
    <dc:creator>solmix </dc:creator>
    <meta:editing-duration>PT3H49M8S</meta:editing-duration>
    <meta:editing-cycles>3</meta:editing-cycles>
    <meta:generator>LibreOffice/4.1.3.2$Linux_x86 LibreOffice_project/410m0$Build-2</meta:generator>
    <meta:document-statistic meta:object-count="27"/>
  </office:meta>
</office:document-meta>
</file>